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tableooo="http://openoffice.org/2009/table" xmlns:field="urn:openoffice:names:experimental:ooo-ms-interop:xmlns:field:1.0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 style:vertical-align="bottom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08in solid #000000" style:vertical-align="bottom"/>
      <style:paragraph-properties fo:text-align="end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border-right="0.0008in solid #c0c0c0" fo:border-top="0.0008in solid #000000" style:vertical-align="bottom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08in solid #000000" style:vertical-align="to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 office:value-type="string">
            <text:p>Level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No.</text:p>
          </table:table-cell>
          <table:table-cell office:value-type="string">
            <text:p>Team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string">
            <text:p>BS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Elle</text:p>
          </table:table-cell>
        </table:table-row>
        <table:table-row table:style-name="ro1">
          <table:table-cell office:value-type="string">
            <text:p>BS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Sweet</text:p>
          </table:table-cell>
        </table:table-row>
        <table:table-row table:style-name="ro1">
          <table:table-cell office:value-type="string">
            <text:p>BS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hcomic</text:p>
          </table:table-cell>
        </table:table-row>
        <table:table-row table:style-name="ro1">
          <table:table-cell office:value-type="string">
            <text:p>CS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Ally</text:p>
          </table:table-cell>
        </table:table-row>
        <table:table-row table:style-name="ro1">
          <table:table-cell office:value-type="string">
            <text:p>M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Joker</text:p>
          </table:table-cell>
        </table:table-row>
        <table:table-row table:style-name="ro1">
          <table:table-cell office:value-type="string">
            <text:p>MS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Kevi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tableooo="http://openoffice.org/2009/table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1">03/31/2012</text:date>, <text:time>14:0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creation-date>2012-03-31T14:04:22.42</meta:creation-date>
    <dc:date>2012-03-31T14:04:49.43</dc:date>
    <meta:editing-duration>PT00H00M27S</meta:editing-duration>
    <meta:editing-cycles>1</meta:editing-cycles>
    <meta:document-statistic meta:table-count="3" meta:cell-count="35" meta:object-count="0"/>
    <meta:generator>OpenOffice.org/3.4$Win32 OpenOffice.org_project/340m1$Build-9589</meta:generator>
  </office:meta>
</office:document-meta>
</file>